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2">
  <office:scripts/>
  <office:font-face-decls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>
    <style:style style:family="table-column" style:name="co1">
      <style:table-column-properties fo:break-before="auto" style:column-width="2.267cm"/>
    </style:style>
    <style:style style:family="table-row" style:name="ro1">
      <style:table-row-properties fo:break-before="auto" style:row-height="0.453cm" style:use-optimal-row-height="true"/>
    </style:style>
    <style:style style:family="table" style:master-page-name="Default" style:name="ta1">
      <style:table-properties style:writing-mode="lr-tb" table:display="true"/>
    </style:style>
    <style:style style:family="table-column" style:name="adcb703">
      <style:table-column-properties style:column-width="5.1cm"/>
      <style:paragraph-properties fo:text-align="center"/>
    </style:style>
    <style:style style:family="table-row" style:name="a7f60dc">
      <style:table-row-properties style:row-height="0.5cm"/>
      <style:paragraph-properties fo:text-align="center"/>
    </style:style>
    <style:style style:family="table-cell" style:name="a3ded3c">
      <style:paragraph-properties fo:text-align="center"/>
      <style:text-properties fo:font-weight="bold" style:font-weight-asian="bold" style:font-weight-complex="bold"/>
    </style:style>
    <style:style style:family="table-cell" style:name="aeec864">
      <style:paragraph-properties fo:text-align="center"/>
    </style:style>
    <style:style style:data-style-name="stringStyleCell" style:family="table-cell" style:name="a9b50d2">
      <style:paragraph-properties fo:text-align="center"/>
    </style:style>
  </office:automatic-styles>
  <office:body>
    <office:spreadsheet>
      <table:table>
        <table:table-column table:default-cell-style-name="a9b50d2" table:style-name="adcb703"/>
        <table:table-column table:default-cell-style-name="a9b50d2" table:style-name="adcb703"/>
        <table:table-column table:default-cell-style-name="a9b50d2" table:style-name="adcb703"/>
        <table:table-column table:default-cell-style-name="a9b50d2" table:style-name="adcb703"/>
        <table:table-column table:default-cell-style-name="a9b50d2" table:style-name="adcb703"/>
        <table:table-row table:style-name="a7f60dc">
          <table:table-cell office:string-value="Pair Id" office:value-type="string" table:style-name="a3ded3c">
            <text:p>Pair Id</text:p>
          </table:table-cell>
          <table:table-cell office:string-value="IC&lt;randoop&gt;" office:value-type="string" table:style-name="a3ded3c">
            <text:p>IC&lt;randoop&gt;</text:p>
          </table:table-cell>
          <table:table-cell office:string-value="EIC&lt;randoop&gt;" office:value-type="string" table:style-name="a3ded3c">
            <text:p>EIC&lt;randoop&gt;</text:p>
          </table:table-cell>
          <table:table-cell office:string-value="IC&lt;evosuite&gt;" office:value-type="string" table:style-name="a3ded3c">
            <text:p>IC&lt;evosuite&gt;</text:p>
          </table:table-cell>
          <table:table-cell office:string-value="EIC&lt;evosuite&gt;" office:value-type="string" table:style-name="a3ded3c">
            <text:p>EIC&lt;evosuite&gt;</text:p>
          </table:table-cell>
          <table:table-cell office:string-value="Expected ?" office:value-type="string" table:style-name="a3ded3c">
            <text:p>Expected ?</text:p>
          </table:table-cell>
        </table:table-row>
        <table:table-row table:style-name="a7f60dc">
          <table:table-cell office:string-value="MobileMedia1.0" office:value-type="string" table:style-name="aeec864">
            <text:p>MobileMedia1.0</text:p>
          </table:table-cell>
          <table:table-cell office:string-value="Non-Refinement" office:value-type="string" table:style-name="aeec864">
            <text:p>Non-Refinement</text:p>
          </table:table-cell>
          <table:table-cell office:string-value="Refinement" office:value-type="string" table:style-name="aeec864">
            <text:p>Refinement</text:p>
          </table:table-cell>
          <table:table-cell office:string-value="Non-Refinement" office:value-type="string" table:style-name="aeec864">
            <text:p>Non-Refinement</text:p>
          </table:table-cell>
          <table:table-cell office:string-value="Non-Refinement" office:value-type="string" table:style-name="aeec864">
            <text:p>Non-Refinement</text:p>
          </table:table-cell>
        </table:table-row>
      </table:table>
      <table:table>
        <table:table-column table:default-cell-style-name="a9b50d2" table:style-name="adcb703"/>
        <table:table-column table:default-cell-style-name="a9b50d2" table:style-name="adcb703"/>
        <table:table-column table:default-cell-style-name="a9b50d2" table:style-name="adcb703"/>
        <table:table-column table:default-cell-style-name="a9b50d2" table:style-name="adcb703"/>
        <table:table-column table:default-cell-style-name="a9b50d2" table:style-name="adcb703"/>
        <table:table-row table:style-name="a7f60dc">
          <table:table-cell office:string-value="Pair Id" office:value-type="string" table:style-name="a3ded3c">
            <text:p>Pair Id</text:p>
          </table:table-cell>
          <table:table-cell office:string-value="IC&lt;randoop&gt;" office:value-type="string" table:style-name="a3ded3c">
            <text:p>IC&lt;randoop&gt;</text:p>
          </table:table-cell>
          <table:table-cell office:string-value="EIC&lt;randoop&gt;" office:value-type="string" table:style-name="a3ded3c">
            <text:p>EIC&lt;randoop&gt;</text:p>
          </table:table-cell>
          <table:table-cell office:string-value="IC&lt;evosuite&gt;" office:value-type="string" table:style-name="a3ded3c">
            <text:p>IC&lt;evosuite&gt;</text:p>
          </table:table-cell>
          <table:table-cell office:string-value="EIC&lt;evosuite&gt;" office:value-type="string" table:style-name="a3ded3c">
            <text:p>EIC&lt;evosuite&gt;</text:p>
          </table:table-cell>
        </table:table-row>
        <table:table-row table:style-name="a7f60dc">
          <table:table-cell office:string-value="MobileMedia1.0" office:value-type="string" table:style-name="aeec864">
            <text:p>MobileMedia1.0</text:p>
          </table:table-cell>
          <table:table-cell office:string-value="2147" office:value-type="string" table:style-name="aeec864">
            <text:p>2147</text:p>
          </table:table-cell>
          <table:table-cell office:string-value="1930" office:value-type="string" table:style-name="aeec864">
            <text:p>1930</text:p>
          </table:table-cell>
          <table:table-cell office:string-value="85" office:value-type="string" table:style-name="aeec864">
            <text:p>85</text:p>
          </table:table-cell>
          <table:table-cell office:string-value="703" office:value-type="string" table:style-name="aeec864">
            <text:p>703</text:p>
          </table:table-cell>
        </table:table-row>
      </table:table>
      <table:table>
        <table:table-column table:default-cell-style-name="a9b50d2" table:style-name="adcb703"/>
        <table:table-column table:default-cell-style-name="a9b50d2" table:style-name="adcb703"/>
        <table:table-column table:default-cell-style-name="a9b50d2" table:style-name="adcb703"/>
        <table:table-column table:default-cell-style-name="a9b50d2" table:style-name="adcb703"/>
        <table:table-column table:default-cell-style-name="a9b50d2" table:style-name="adcb703"/>
        <table:table-row table:style-name="a7f60dc">
          <table:table-cell office:string-value="Pair Id" office:value-type="string" table:style-name="a3ded3c">
            <text:p>Pair Id</text:p>
          </table:table-cell>
          <table:table-cell office:string-value="IC&lt;randoop&gt;" office:value-type="string" table:style-name="a3ded3c">
            <text:p>IC&lt;randoop&gt;</text:p>
          </table:table-cell>
          <table:table-cell office:string-value="EIC&lt;randoop&gt;" office:value-type="string" table:style-name="a3ded3c">
            <text:p>EIC&lt;randoop&gt;</text:p>
          </table:table-cell>
          <table:table-cell office:string-value="IC&lt;evosuite&gt;" office:value-type="string" table:style-name="a3ded3c">
            <text:p>IC&lt;evosuite&gt;</text:p>
          </table:table-cell>
          <table:table-cell office:string-value="EIC&lt;evosuite&gt;" office:value-type="string" table:style-name="a3ded3c">
            <text:p>EIC&lt;evosuite&gt;</text:p>
          </table:table-cell>
        </table:table-row>
        <table:table-row table:style-name="a7f60dc">
          <table:table-cell office:string-value="MobileMedia1.0" office:value-type="string" table:style-name="aeec864">
            <text:p>MobileMedia1.0</text:p>
          </table:table-cell>
          <table:table-cell office:string-value="-" office:value-type="string" table:style-name="aeec864">
            <text:p>-</text:p>
          </table:table-cell>
          <table:table-cell office:string-value="-" office:value-type="string" table:style-name="aeec864">
            <text:p>-</text:p>
          </table:table-cell>
          <table:table-cell office:string-value="100.0" office:value-type="string" table:style-name="aeec864">
            <text:p>100.0</text:p>
          </table:table-cell>
          <table:table-cell office:string-value="34.615" office:value-type="string" table:style-name="aeec864">
            <text:p>34.615</text:p>
          </table:table-cell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table-cell">
      <style:table-cell-properties style:decimal-places="2"/>
      <style:paragraph-properties style:tab-stop-distance="1.25cm"/>
      <style:text-properties fo:country="DE" fo:language="de" style:country-asian="none" style:country-complex="none" style:font-name="Arial" style:font-name-asian="Lucida Sans Unicode" style:font-name-complex="Tahoma" style:language-asian="zxx" style:language-complex="zxx"/>
    </style:default-style>
    <number:number-style style:name="N0">
      <number:number number:min-integer-digits="1"/>
    </number:number-style>
    <number:currency-style style:name="N106P0" style:volatile="true">
      <number:number number:decimal-places="2" number:grouping="true" number:min-integer-digits="1"/>
      <number:text/>
    </number:currency-style>
    <number:currency-style style:name="N106">
      <style:text-properties fo:color="#ff0000"/>
      <number:text>-</number:text>
      <number:number number:decimal-places="2" number:grouping="true" number:min-integer-digits="1"/>
      <number:text/>
      <style:map style:apply-style-name="N106P0" style:condition="value()&gt;=0"/>
    </number:currency-style>
    <style:style style:family="table-cell" style:name="Default"/>
    <style:style style:family="table-cell" style:name="Result" style:parent-style-name="Default">
      <style:text-properties fo:font-style="italic" fo:font-weight="bold" style:text-underline-color="font-color" style:text-underline-style="solid" style:text-underline-width="auto"/>
    </style:style>
    <style:style style:data-style-name="N106" style:family="table-cell" style:name="Result2" style:parent-style-name="Result"/>
    <style:style style:family="table-cell" style:name="Heading" style:parent-style-name="Default">
      <style:table-cell-properties style:repeat-content="false" style:text-align-source="fix"/>
      <style:paragraph-properties fo:text-align="center"/>
      <style:text-properties fo:font-size="16pt" fo:font-style="italic" fo:font-weight="bold"/>
    </style:style>
    <style:style style:family="table-cell" style:name="Heading1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argin-bottom="0.25cm" fo:margin-left="0cm" fo:margin-right="0cm" fo:min-height="0.751cm"/>
      </style:header-style>
      <style:footer-style>
        <style:header-footer-properties fo:margin-left="0cm" fo:margin-right="0cm" fo:margin-top="0.25cm" fo:min-height="0.751cm"/>
      </style:footer-style>
    </style:page-layout>
    <style:page-layout style:name="pm2">
      <style:page-layout-properties style:writing-mode="lr-tb"/>
      <style:header-style>
        <style:header-footer-properties fo:background-color="#c0c0c0" fo:border="0.088cm solid #000000" fo:margin-bottom="0.25cm" fo:margin-left="0cm" fo:margin-right="0cm" fo:min-height="0.751cm" fo:padding="0.018cm">
          <style:background-image/>
        </style:header-footer-properties>
      </style:header-style>
      <style:footer-style>
        <style:header-footer-properties fo:background-color="#c0c0c0" fo:border="0.088cm solid #000000" fo:margin-left="0cm" fo:margin-right="0cm" fo:margin-top="0.25cm" fo:min-height="0.751cm" fo:padding="0.018cm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/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DFDOM/0.6.1$Build-1</meta:generator>
    <meta:user-defined meta:name="Info 1"/>
    <meta:user-defined meta:name="Info 2"/>
    <meta:user-defined meta:name="Info 3"/>
    <meta:user-defined meta:name="Info 4"/>
  </office:meta>
</office:document-meta>
</file>